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8.386cm" fo:min-width="2.8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text">
      <style:graphic-properties draw:auto-grow-height="true" draw:auto-grow-width="false" fo:min-height="0.712cm" fo:min-width="0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2.798cm" fo:min-width="1.659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2.798cm" fo:min-width="2.421cm"/>
    </style:style>
    <style:style style:name="gr6" style:family="graphic" style:parent-style-name="text">
      <style:graphic-properties draw:auto-grow-height="true" draw:auto-grow-width="true" fo:min-height="1.111cm" fo:min-width="1.992cm"/>
    </style:style>
    <style:style style:name="gr7" style:family="graphic" style:parent-style-name="text">
      <style:graphic-properties draw:auto-grow-height="true" draw:auto-grow-width="false" fo:min-height="1.401cm" fo:min-width="0cm"/>
    </style:style>
    <style:style style:name="gr8" style:family="graphic" style:parent-style-name="objectwithoutfill">
      <style:graphic-properties draw:marker-end="Arrow" draw:marker-end-width="0.3cm" draw:fill="none" draw:fill-color="#ffff99" draw:textarea-vertical-align="middle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2.671cm" fo:min-width="8.644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.068cm" fo:min-width="4.1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0.1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/>
    </style:style>
    <style:style style:name="gr13" style:family="graphic" style:parent-style-name="standard">
      <style:graphic-properties draw:fill-color="#ccff99" draw:textarea-horizontal-align="justify" draw:textarea-vertical-align="middle" draw:auto-grow-height="false" fo:min-height="1.782cm" fo:min-width="8.644cm"/>
    </style:style>
    <style:style style:name="gr14" style:family="graphic" style:parent-style-name="standard">
      <style:graphic-properties draw:fill-color="#ffcccc" draw:textarea-horizontal-align="justify" draw:textarea-vertical-align="middle" draw:auto-grow-height="false" fo:min-height="2.036cm" fo:min-width="6.358cm"/>
    </style:style>
    <style:style style:name="gr15" style:family="graphic" style:parent-style-name="objectwithoutfill">
      <style:graphic-properties svg:stroke-color="#47b8b8" draw:marker-end="Arrow" draw:marker-end-width="0.3cm" draw:fill="none" draw:fill-color="#99ccff" draw:textarea-vertical-align="middle"/>
    </style:style>
    <style:style style:name="gr16" style:family="graphic" style:parent-style-name="standard">
      <style:graphic-properties svg:stroke-color="#47b8b8" draw:fill-color="#ccffcc" draw:textarea-horizontal-align="justify" draw:textarea-vertical-align="middle" draw:auto-grow-height="false" fo:min-height="4.703cm" fo:min-width="4.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3cm" fo:min-width="4.5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cm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 fo:min-height="2.798cm" fo:min-width="3.055cm"/>
    </style:style>
    <style:style style:name="gr22" style:family="graphic" style:parent-style-name="text">
      <style:graphic-properties draw:auto-grow-height="true" draw:auto-grow-width="false" fo:min-height="2.713cm" fo:min-width="0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2.798cm" fo:min-width="3.056cm"/>
    </style:style>
    <style:style style:name="gr24" style:family="graphic" style:parent-style-name="objectwithoutfill">
      <style:graphic-properties svg:stroke-color="#000000" draw:marker-end="Arrow" draw:marker-end-width="0.3cm" draw:fill="none" draw:fill-color="#99ccff" draw:textarea-vertical-align="middle"/>
    </style:style>
    <style:style style:name="gr25" style:family="graphic" style:parent-style-name="standard">
      <style:graphic-properties svg:stroke-color="#000000" draw:fill-color="#ffffcc" draw:textarea-horizontal-align="justify" draw:textarea-vertical-align="middle" draw:auto-grow-height="false" fo:min-height="1.466cm" fo:min-width="4.7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411cm"/>
    </style:style>
    <style:style style:name="gr28" style:family="graphic" style:parent-style-name="text">
      <style:graphic-properties draw:auto-grow-height="true" draw:auto-grow-width="false" fo:min-height="2.599cm" fo:min-width="0cm"/>
    </style:style>
    <style:style style:name="gr29" style:family="graphic" style:parent-style-name="objectwithoutfill">
      <style:graphic-properties svg:stroke-color="#000000" draw:marker-end="Arrow" draw:marker-end-width="0.3cm" draw:fill="none" draw:fill-color="#ffffcc" draw:textarea-vertical-align="middle"/>
    </style:style>
    <style:style style:name="gr30" style:family="graphic" style:parent-style-name="objectwithoutfill">
      <style:graphic-properties svg:stroke-color="#47b8b8" draw:marker-end="Arrow" draw:marker-end-width="0.3cm" draw:fill="none" draw:fill-color="#ffffcc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06cm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00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 draw:fill-color="#ffff99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color="#663300"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-color="#ccff99"/>
      <style:paragraph-properties fo:text-align="center"/>
    </style:style>
    <style:style style:name="P12" style:family="paragraph">
      <loext:graphic-properties draw:fill-color="#ffcccc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99ccff"/>
      <style:paragraph-properties fo:text-align="center"/>
    </style:style>
    <style:style style:name="P14" style:family="paragraph">
      <loext:graphic-properties draw:fill="none" draw:fill-color="#ffffff"/>
      <style:text-properties fo:font-size="15pt"/>
    </style:style>
    <style:style style:name="P15" style:family="paragraph">
      <loext:graphic-properties draw:fill-color="#ccffcc"/>
      <style:paragraph-properties fo:text-align="center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cc"/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cc"/>
      <style:paragraph-properties fo:text-align="center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66" fo:font-size="12pt" style:font-size-asian="12pt" style:font-size-complex="12pt"/>
    </style:style>
    <style:style style:name="T6" style:family="text">
      <style:text-properties fo:font-size="15pt"/>
    </style:style>
    <style:style style:name="T7" style:family="text">
      <style:text-properties fo:color="#000066" fo:font-size="12pt" style:text-underline-style="none" style:font-size-asian="12pt" style:font-size-complex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8.636cm" svg:x="1.254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9.382cm" svg:y="0.873cm">
          <draw:text-box>
            <text:p/>
          </draw:text-box>
        </draw:frame>
        <draw:frame draw:style-name="gr2" draw:text-style-name="P2" draw:layer="layout" svg:width="0.502cm" svg:height="1.187cm" svg:x="1.127cm" svg:y="4.302cm">
          <draw:text-box>
            <text:p/>
          </draw:text-box>
        </draw:frame>
        <draw:frame draw:style-name="gr3" draw:text-style-name="P3" draw:layer="layout" svg:width="1.84cm" svg:height="0.962cm" svg:x="1.954cm" svg:y="5.572cm">
          <draw:text-box>
            <text:p><text:span text:style-name="T1">Peer</text:span></text:p>
          </draw:text-box>
        </draw:frame>
        <draw:custom-shape draw:style-name="gr4" draw:text-style-name="P4" draw:layer="layout" svg:width="2.159cm" svg:height="3.048cm" svg:x="6.588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3.048cm" svg:x="11.16cm" svg:y="2.2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492cm" svg:height="1.361cm" svg:x="6.509cm" svg:y="2.687cm">
          <draw:text-box>
            <text:p><text:span text:style-name="T2">Request </text:span></text:p>
            <text:p><text:span text:style-name="T2">Handler</text:span></text:p>
          </draw:text-box>
        </draw:frame>
        <draw:frame draw:style-name="gr7" draw:layer="layout" svg:width="2.365cm" svg:height="1.651cm" svg:x="11.16cm" svg:y="2.651cm">
          <draw:text-box>
            <text:p><text:span text:style-name="T3">Batch </text:span></text:p>
            <text:p><text:span text:style-name="T3">Handler</text:span></text:p>
          </draw:text-box>
        </draw:frame>
        <draw:line draw:style-name="gr8" draw:text-style-name="P5" draw:layer="layout" svg:x1="6.157cm" svg:y1="3.159cm" svg:x2="3.998cm" svg:y2="3.159cm">
          <text:p/>
        </draw:line>
        <draw:line draw:style-name="gr8" draw:text-style-name="P5" draw:layer="layout" svg:x1="4.125cm" svg:y1="3.54cm" svg:x2="6.284cm" svg:y2="3.54cm">
          <text:p/>
        </draw:line>
        <draw:custom-shape draw:style-name="gr9" draw:text-style-name="P6" draw:layer="layout" svg:width="9.144cm" svg:height="2.921cm" svg:x="4.937cm" svg:y="13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699cm" svg:height="4.318cm" svg:x="19.796cm" svg:y="2.14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621cm" svg:height="2.147cm" svg:x="7.364cm" svg:y="5.572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12" draw:text-style-name="P9" draw:layer="layout" svg:width="5.715cm" svg:height="1.901cm" svg:x="5.165cm" svg:y="13.347cm">
          <draw:text-box>
            <text:p><text:span text:style-name="T1">MultiRequest session</text:span></text:p>
            <text:p><text:span text:style-name="T1"/></text:p>
            <text:p><text:span text:style-name="T5">Batching</text:span></text:p>
          </draw:text-box>
        </draw:frame>
        <draw:frame draw:style-name="gr11" draw:text-style-name="P8" draw:layer="layout" svg:width="0.621cm" svg:height="2.147cm" svg:x="12.317cm" svg:y="5.572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line draw:style-name="gr8" draw:text-style-name="P5" draw:layer="layout" svg:x1="10.779cm" svg:y1="3.286cm" svg:x2="8.62cm" svg:y2="3.286cm">
          <text:p/>
        </draw:line>
        <draw:line draw:style-name="gr8" draw:text-style-name="P5" draw:layer="layout" svg:x1="8.747cm" svg:y1="3.667cm" svg:x2="10.906cm" svg:y2="3.667cm">
          <text:p/>
        </draw:line>
        <draw:custom-shape draw:style-name="gr13" draw:text-style-name="P11" draw:layer="layout" svg:width="9.144cm" svg:height="2.032cm" svg:x="3.159cm" svg:y="16.748cm">
          <text:p text:style-name="P10">Parent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858cm" svg:height="2.286cm" svg:x="9.128cm" svg:y="14.081cm">
          <text:p/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7.604cm" svg:y1="16.748cm" svg:x2="7.604cm" svg:y2="15.478cm">
          <text:p/>
        </draw:line>
        <draw:line draw:style-name="gr15" draw:text-style-name="P13" draw:layer="layout" svg:x1="12.811cm" svg:y1="14.081cm" svg:x2="12.811cm" svg:y2="10.906cm">
          <text:p/>
        </draw:line>
        <draw:frame draw:style-name="gr12" draw:text-style-name="P14" draw:layer="layout" svg:width="6.209cm" svg:height="1.901cm" svg:x="9.269cm" svg:y="14.262cm">
          <draw:text-box>
            <text:p><text:span text:style-name="T6">MultiRequest Handler</text:span></text:p>
            <text:p><text:span text:style-name="T6"/></text:p>
            <text:p><text:span text:style-name="T5">Locks, Processes</text:span></text:p>
          </draw:text-box>
        </draw:frame>
        <draw:custom-shape draw:style-name="gr16" draw:text-style-name="P15" draw:layer="layout" svg:width="5.08cm" svg:height="4.953cm" svg:x="19.71cm" svg:y="8.239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5.011cm" svg:height="2.963cm" svg:x="19.669cm" svg:y="9.086cm">
          <draw:text-box>
            <text:p text:style-name="P10"><text:span text:style-name="T3">MultiProxy</text:span></text:p>
            <text:p text:style-name="P10"><text:span text:style-name="T3">Handler</text:span></text:p>
            <text:p text:style-name="P10"><text:span text:style-name="T3"/></text:p>
            <text:p text:style-name="P10"><text:span text:style-name="T5">Testing and insertion</text:span></text:p>
            <text:p text:style-name="P10"><text:span text:style-name="T5">(when pool</text:span><text:span text:style-name="T7"> running low)</text:span></text:p>
          </draw:text-box>
        </draw:frame>
        <draw:frame draw:style-name="gr18" draw:text-style-name="P16" draw:layer="layout" svg:width="3.072cm" svg:height="0.839cm" svg:x="20.558cm" svg:y="2.828cm">
          <draw:text-box>
            <text:p><text:span text:style-name="T3">Proxy Pool</text:span></text:p>
          </draw:text-box>
        </draw:frame>
        <draw:line draw:style-name="gr15" draw:text-style-name="P13" draw:layer="layout" svg:x1="15.986cm" svg:y1="14.843cm" svg:x2="19.923cm" svg:y2="12.811cm">
          <text:p/>
        </draw:line>
        <draw:line draw:style-name="gr15" draw:text-style-name="P13" draw:layer="layout" svg:x1="15.224cm" svg:y1="14.081cm" svg:x2="19.923cm" svg:y2="6.08cm">
          <text:p/>
        </draw:line>
        <draw:frame draw:style-name="gr19" draw:text-style-name="P17" draw:layer="layout" svg:width="2.581cm" svg:height="3.095cm" svg:x="8.702cm" svg:y="2.143cm">
          <draw:text-box>
            <text:p text:style-name="P10"><text:span text:style-name="T8">request </text:span></text:p>
            <text:p text:style-name="P10"><text:span text:style-name="T8">params</text:span></text:p>
            <text:p text:style-name="P10"><text:span text:style-name="T8"/></text:p>
            <text:p text:style-name="P10"><text:span text:style-name="T8">processed </text:span></text:p>
            <text:p text:style-name="P10"><text:span text:style-name="T8">result/</text:span></text:p>
            <text:p text:style-name="P10"><text:span text:style-name="T8">error msg</text:span></text:p>
          </draw:text-box>
        </draw:frame>
        <draw:frame draw:style-name="gr20" draw:text-style-name="P17" draw:layer="layout" svg:width="2.25cm" svg:height="1.673cm" svg:x="4.338cm" svg:y="2.524cm">
          <draw:text-box>
            <text:p text:style-name="P10"><text:span text:style-name="T8">request </text:span></text:p>
            <text:p text:style-name="P10"><text:span text:style-name="T8"/></text:p>
            <text:p text:style-name="P10"><text:span text:style-name="T8">response</text:span></text:p>
          </draw:text-box>
        </draw:frame>
        <draw:frame draw:style-name="gr2" draw:text-style-name="P2" draw:layer="layout" svg:width="0.502cm" svg:height="1.187cm" svg:x="9.383cm" svg:y="0.874cm">
          <draw:text-box>
            <text:p/>
          </draw:text-box>
        </draw:frame>
        <draw:custom-shape draw:style-name="gr4" draw:text-style-name="P4" draw:layer="layout" svg:width="2.159cm" svg:height="3.048cm" svg:x="6.589cm" svg:y="2.2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555cm" svg:height="3.048cm" svg:x="11.161cm" svg:y="2.27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492cm" svg:height="1.361cm" svg:x="6.51cm" svg:y="2.688cm">
          <draw:text-box>
            <text:p><text:span text:style-name="T2">Request </text:span></text:p>
            <text:p><text:span text:style-name="T2">Handler</text:span></text:p>
          </draw:text-box>
        </draw:frame>
        <draw:frame draw:style-name="gr22" draw:layer="layout" svg:width="3.175cm" svg:height="2.963cm" svg:x="11.287cm" svg:y="2.397cm">
          <draw:text-box>
            <text:p><text:span text:style-name="T3">Batch </text:span></text:p>
            <text:p><text:span text:style-name="T3">Handler</text:span></text:p>
            <text:p><text:span text:style-name="T3"/></text:p>
            <text:p><text:span text:style-name="T5">proxy scoring</text:span></text:p>
            <text:p><text:span text:style-name="T5">iteration</text:span></text:p>
          </draw:text-box>
        </draw:frame>
        <draw:line draw:style-name="gr8" draw:text-style-name="P5" draw:layer="layout" svg:x1="6.158cm" svg:y1="3.16cm" svg:x2="3.999cm" svg:y2="3.16cm">
          <text:p/>
        </draw:line>
        <draw:line draw:style-name="gr8" draw:text-style-name="P5" draw:layer="layout" svg:x1="4.126cm" svg:y1="3.541cm" svg:x2="6.285cm" svg:y2="3.541cm">
          <text:p/>
        </draw:line>
        <draw:line draw:style-name="gr8" draw:text-style-name="P5" draw:layer="layout" svg:x1="10.78cm" svg:y1="3.287cm" svg:x2="8.621cm" svg:y2="3.287cm">
          <text:p/>
        </draw:line>
        <draw:line draw:style-name="gr8" draw:text-style-name="P5" draw:layer="layout" svg:x1="8.748cm" svg:y1="3.668cm" svg:x2="10.907cm" svg:y2="3.668cm">
          <text:p/>
        </draw:line>
        <draw:custom-shape draw:style-name="gr4" draw:text-style-name="P4" draw:layer="layout" svg:width="2.159cm" svg:height="3.048cm" svg:x="6.714cm" svg:y="7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3.048cm" svg:x="11.286cm" svg:y="7.85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492cm" svg:height="1.361cm" svg:x="6.635cm" svg:y="8.275cm">
          <draw:text-box>
            <text:p><text:span text:style-name="T2">Request </text:span></text:p>
            <text:p><text:span text:style-name="T2">Handler</text:span></text:p>
          </draw:text-box>
        </draw:frame>
        <draw:frame draw:style-name="gr7" draw:layer="layout" svg:width="2.365cm" svg:height="1.651cm" svg:x="11.286cm" svg:y="8.239cm">
          <draw:text-box>
            <text:p><text:span text:style-name="T3">Batch </text:span></text:p>
            <text:p><text:span text:style-name="T3">Handler</text:span></text:p>
          </draw:text-box>
        </draw:frame>
        <draw:line draw:style-name="gr8" draw:text-style-name="P5" draw:layer="layout" svg:x1="6.283cm" svg:y1="8.747cm" svg:x2="4.124cm" svg:y2="8.747cm">
          <text:p/>
        </draw:line>
        <draw:line draw:style-name="gr8" draw:text-style-name="P5" draw:layer="layout" svg:x1="4.251cm" svg:y1="9.128cm" svg:x2="6.41cm" svg:y2="9.128cm">
          <text:p/>
        </draw:line>
        <draw:line draw:style-name="gr8" draw:text-style-name="P5" draw:layer="layout" svg:x1="11.033cm" svg:y1="8.874cm" svg:x2="8.874cm" svg:y2="8.874cm">
          <text:p/>
        </draw:line>
        <draw:line draw:style-name="gr8" draw:text-style-name="P5" draw:layer="layout" svg:x1="9.001cm" svg:y1="9.255cm" svg:x2="11.16cm" svg:y2="9.255cm">
          <text:p/>
        </draw:line>
        <draw:custom-shape draw:style-name="gr4" draw:text-style-name="P4" draw:layer="layout" svg:width="2.159cm" svg:height="3.048cm" svg:x="6.715cm" svg:y="7.8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556cm" svg:height="3.048cm" svg:x="11.03cm" svg:y="7.85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492cm" svg:height="1.361cm" svg:x="6.636cm" svg:y="8.276cm">
          <draw:text-box>
            <text:p><text:span text:style-name="T2">Request </text:span></text:p>
            <text:p><text:span text:style-name="T2">Handler</text:span></text:p>
          </draw:text-box>
        </draw:frame>
        <draw:line draw:style-name="gr8" draw:text-style-name="P5" draw:layer="layout" svg:x1="6.284cm" svg:y1="8.748cm" svg:x2="4.125cm" svg:y2="8.748cm">
          <text:p/>
        </draw:line>
        <draw:line draw:style-name="gr8" draw:text-style-name="P5" draw:layer="layout" svg:x1="4.252cm" svg:y1="9.129cm" svg:x2="6.411cm" svg:y2="9.129cm">
          <text:p/>
        </draw:line>
        <draw:line draw:style-name="gr8" draw:text-style-name="P5" draw:layer="layout" svg:x1="11.034cm" svg:y1="8.875cm" svg:x2="8.875cm" svg:y2="8.875cm">
          <text:p/>
        </draw:line>
        <draw:line draw:style-name="gr8" draw:text-style-name="P5" draw:layer="layout" svg:x1="9.002cm" svg:y1="9.256cm" svg:x2="11.161cm" svg:y2="9.256cm">
          <text:p/>
        </draw:line>
        <draw:line draw:style-name="gr24" draw:text-style-name="P13" draw:layer="layout" svg:x1="22.336cm" svg:y1="8.239cm" svg:x2="22.336cm" svg:y2="6.588cm">
          <text:p/>
        </draw:line>
        <draw:line draw:style-name="gr24" draw:text-style-name="P13" draw:layer="layout" svg:x1="19.317cm" svg:y1="3.667cm" svg:x2="14.589cm" svg:y2="3.667cm">
          <text:p/>
        </draw:line>
        <draw:line draw:style-name="gr24" draw:text-style-name="P13" draw:layer="layout" svg:x1="14.687cm" svg:y1="4.048cm" svg:x2="19.415cm" svg:y2="4.048cm">
          <text:p/>
        </draw:line>
        <draw:line draw:style-name="gr24" draw:text-style-name="P13" draw:layer="layout" svg:x1="14.692cm" svg:y1="7.77cm" svg:x2="19.415cm" svg:y2="5.191cm">
          <text:p/>
        </draw:line>
        <draw:line draw:style-name="gr24" draw:text-style-name="P13" draw:layer="layout" svg:x1="19.415cm" svg:y1="5.543cm" svg:x2="14.589cm" svg:y2="8.239cm">
          <text:p/>
        </draw:line>
        <draw:line draw:style-name="gr24" draw:text-style-name="P13" draw:layer="layout" svg:x1="21.869cm" svg:y1="13.192cm" svg:x2="21.869cm" svg:y2="14.737cm">
          <text:p/>
        </draw:line>
        <draw:line draw:style-name="gr24" draw:text-style-name="P13" draw:layer="layout" svg:x1="22.377cm" svg:y1="14.651cm" svg:x2="22.377cm" svg:y2="13.192cm">
          <text:p/>
        </draw:line>
        <draw:custom-shape draw:style-name="gr25" draw:text-style-name="P18" draw:layer="layout" svg:width="5.207cm" svg:height="1.716cm" svg:x="19.71cm" svg:y="14.651cm">
          <text:p text:style-name="P10"><text:span text:style-name="T3">External Sites</text:span></text:p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.792cm" svg:height="0.725cm" svg:x="15.605cm" svg:y="2.942cm">
          <draw:text-box>
            <text:p><text:span text:style-name="T8">proxy object</text:span></text:p>
          </draw:text-box>
        </draw:frame>
        <draw:frame draw:style-name="gr26" draw:text-style-name="P19" draw:layer="layout" svg:width="2.792cm" svg:height="0.725cm" svg:x="22.336cm" svg:y="7.387cm">
          <draw:text-box>
            <text:p><text:span text:style-name="T8">proxy object</text:span></text:p>
          </draw:text-box>
        </draw:frame>
        <draw:frame draw:style-name="gr27" draw:text-style-name="P19" draw:layer="layout" svg:width="2.911cm" svg:height="0.725cm" svg:x="22.377cm" svg:y="13.535cm">
          <draw:text-box>
            <text:p><text:span text:style-name="T8">fetch proxies</text:span></text:p>
          </draw:text-box>
        </draw:frame>
        <draw:frame draw:style-name="gr28" draw:layer="layout" svg:width="3.175cm" svg:height="2.849cm" svg:x="11.16cm" svg:y="7.985cm">
          <draw:text-box>
            <text:p><text:span text:style-name="T3">Batch </text:span></text:p>
            <text:p><text:span text:style-name="T3">Handler</text:span></text:p>
            <text:p><text:span text:style-name="T3"/></text:p>
            <text:p><text:span text:style-name="T5"/></text:p>
          </draw:text-box>
        </draw:frame>
        <draw:line draw:style-name="gr29" draw:text-style-name="P20" draw:layer="layout" svg:x1="19.669cm" svg:y1="17.637cm" svg:x2="21.447cm" svg:y2="17.637cm">
          <text:p/>
        </draw:line>
        <draw:line draw:style-name="gr30" draw:text-style-name="P20" draw:layer="layout" svg:x1="19.643cm" svg:y1="18.141cm" svg:x2="21.421cm" svg:y2="18.141cm">
          <text:p/>
        </draw:line>
        <draw:frame draw:style-name="gr31" draw:text-style-name="P19" draw:layer="layout" svg:width="3.406cm" svg:height="1.199cm" svg:x="21.447cm" svg:y="17.327cm">
          <draw:text-box>
            <text:p><text:span text:style-name="T8">Data/Request</text:span></text:p>
            <text:p><text:span text:style-name="T8">Spawn process</text:span></text:p>
          </draw:text-box>
        </draw:frame>
        <draw:frame draw:style-name="gr11" draw:text-style-name="P8" draw:layer="layout" svg:width="0.621cm" svg:height="2.147cm" svg:x="16.254cm" svg:y="4.302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line draw:style-name="gr15" draw:text-style-name="P13" draw:layer="layout" svg:x1="13.192cm" svg:y1="14.082cm" svg:x2="13.192cm" svg:y2="5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15:10:57.219554060</meta:creation-date>
    <dc:date>2018-08-24T17:24:14.649576860</dc:date>
    <meta:editing-duration>PT20M42S</meta:editing-duration>
    <meta:editing-cycles>4</meta:editing-cycles>
    <meta:generator>LibreOffice/5.1.6.2$Linux_X86_64 LibreOffice_project/10m0$Build-2</meta:generator>
    <meta:document-statistic meta:object-count="70"/>
  </office:meta>
</office:document-meta>
</file>